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8T12:58:15.56</meta:creation-date>
    <meta:document-statistic meta:table-count="0" meta:image-count="0" meta:object-count="0" meta:page-count="1" meta:paragraph-count="0" meta:word-count="0" meta:character-count="0"/>
    <dc:date>2010-06-18T13:00:11.15</dc:date>
    <meta:editing-duration>PT00H01M57S</meta:editing-duration>
    <meta:editing-cycles>1</meta:editing-cycles>
    <meta:generator>OpenOffice.org/3.2$Win32 OpenOffice.org_project/320m18$Build-950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eb000a006000760071004100420051008b00e0003b006d000b0098009800d1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k/F+89LJyvJFnFSiVTaXkSKABXI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26001c001d00c6007600ac0042009a00b900c000a700520099007a0072000b">
        <DigestMethod Algorithm="http://www.w3.org/2000/09/xmldsig#sha1"/>
        <DigestValue>oPI7TFpLZrNNdBpfaNKsgb9Iw5E=</DigestValue>
      </Reference>
    </SignedInfo>
    <SignatureValue>rrMQSlgrgcUB2TYBTgbio8MFblspm8qUzx/tcKkFLCvBJywQ+QZ6AFnf1Zj2gaqD
OiC1gtPkCtvouMxEmottDU0CKcgqD+O9m+1PE86XjbP29iBfCtjdkq+PYsYD0YY4
hLF+ZSmJ2FoPfn0PMOxtyvyt1N91x/gEHJBOIJL65Po=</SignatureValue>
    <KeyInfo>
      <X509Data>
        <X509IssuerSerial>
          <X509IssuerName>CN=Root 11, OU=Development, O=OpenOffice.org, ST=Hamburg, C=DE</X509IssuerName>
          <X509SerialNumber>2435261827</X509SerialNumber>
        </X509IssuerSerial>
        <X509Certificate>MIICSzCCAbSgAwIBAgIFAJEnJYMwDQYJKoZIhvcNAQEFBQAwYDELMAkGA1UEBhMC
REUxEDAOBgNVBAgTB0hhbWJ1cmcxFzAVBgNVBAoTDk9wZW5PZmZpY2Uub3JnMRQw
EgYDVQQLEwtEZXZlbG9wbWVudDEQMA4GA1UEAxMHUm9vdCAxMTAeFw0xMDA2MTcx
MjQyMzNaFw0xMDA5MTcxMjQyMzNaMHMxcTAJBgNVBAYTAkRFMA0GA1UEAxMGVXNl
cjMyMA4GA1UECBMHSGFtYnVyZzASBgoJkiaJk/IsZAEBEwQzNDU2MBUGA1UEChMO
T3Blbk9mZmljZS5vcmcwGgYJKoZIhvcNAQkBFg10ZXN0QHRlc3Qub3JnMIGfMA0G
CSqGSIb3DQEBAQUAA4GNADCBiQKBgQDl1dkPUSiFEf6dKbzvm+6XePt/HkzTN1PU
r5kV48yRXPF6g2UQmhEya58Q+ui66OfYoqrjYXNas5rYWOTmxbjDO/KgUF+x1gsl
1XN3/AUTBUyxteWhwjThkbQ9V0nUOcv5Ump8QdefWKbKUVbLme3LdVnV2sIL06of
FXur1E7nZwIDAQABMA0GCSqGSIb3DQEBBQUAA4GBAA2AXi2yDs+2chH4eudvU6Zb
B0ZGOruVbr7PldfE0frZKy2A4kH3HlfLQoNShd32tVZZ66LdPkYWDf/Os9dTY+to
uvSWN0ncryF0Xav0zIHiVdEEQd+ngLNPAEfbLqTNMY2q8/PT9ddQl21WqBu4aWhM
9hY4k5ChKt6KDELT1kaI</X509Certificate>
      </X509Data>
    </KeyInfo>
    <Object>
      <SignatureProperties>
        <SignatureProperty Id="ID_0026001c001d00c6007600ac0042009a00b900c000a700520099007a0072000b" Target="#ID_00eb000a006000760071004100420051008b00e0003b006d000b0098009800d1">
          <dc:date xmlns:dc="http://purl.org/dc/elements/1.1/">2010-06-18T13:00:17,73</dc:date>
        </SignatureProperty>
      </SignatureProperties>
    </Object>
  </Signature>
</document-signatures>
</file>